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16pt"/>
    </style:style>
    <style:style style:name="co3" style:family="table-column">
      <style:table-column-properties fo:break-before="auto" style:column-width="237.74pt"/>
    </style:style>
    <style:style style:name="ro1" style:family="table-row">
      <style:table-row-properties style:row-height="45.6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Заборгованість на початок періоду</text:p>
          </table:table-cell>
          <table:table-cell table:style-name="ce1" office:value-type="string" calcext:value-type="string">
            <text:p>Y_t</text:p>
          </table:table-cell>
          <table:table-cell table:style-name="ce1" office:value-type="string" calcext:value-type="string">
            <text:p>I_t</text:p>
          </table:table-cell>
          <table:table-cell table:style-name="ce1" office:value-type="string" calcext:value-type="string">
            <text:p>R_t</text:p>
          </table:table-cell>
          <table:table-cell table:style-name="ce3" office:value-type="string" calcext:value-type="string">
            <text:p>Заборгованість на кінець періоду</text:p>
          </table:table-cell>
          <table:table-cell table:style-name="ce1"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currency" office:currency="USD" office:value="250000" calcext:value-type="currency">
            <text:p>$250,000.00</text:p>
          </table:table-cell>
          <table:table-cell table:formula="of:=[.E2]+[.D2]" office:value-type="currency" office:currency="USD" office:value="18528.4222711113" calcext:value-type="currency">
            <text:p>$18,528.42</text:p>
          </table:table-cell>
          <table:table-cell table:formula="of:=[.B2]*POWER(1+[.$I$3];[.$I$4])-[.B2]" office:value-type="currency" office:currency="USD" office:value="6028.42227111128" calcext:value-type="currency">
            <text:p>$6,028.42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]-[.E2]" office:value-type="currency" office:currency="USD" office:value="237500" calcext:value-type="currency">
            <text:p>$237,500.0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F2]" office:value-type="currency" office:currency="USD" office:value="237500" calcext:value-type="currency">
            <text:p>$237,500.00</text:p>
          </table:table-cell>
          <table:table-cell table:formula="of:=[.E3]+[.D3]" office:value-type="currency" office:currency="USD" office:value="18227.0011575557" calcext:value-type="currency">
            <text:p>$18,227.00</text:p>
          </table:table-cell>
          <table:table-cell table:formula="of:=[.B3]*POWER(1+[.$I$3];[.$I$4])-[.B3]" office:value-type="currency" office:currency="USD" office:value="5727.0011575557" calcext:value-type="currency">
            <text:p>$5,727.0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3]-[.E3]" office:value-type="currency" office:currency="USD" office:value="225000" calcext:value-type="currency">
            <text:p>$225,000.00</text:p>
          </table:table-cell>
          <table:table-cell/>
          <table:table-cell office:value-type="string" calcext:value-type="string">
            <text:p>I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F3]" office:value-type="currency" office:currency="USD" office:value="225000" calcext:value-type="currency">
            <text:p>$225,000.00</text:p>
          </table:table-cell>
          <table:table-cell table:formula="of:=[.E4]+[.D4]" office:value-type="currency" office:currency="USD" office:value="17925.5800440001" calcext:value-type="currency">
            <text:p>$17,925.58</text:p>
          </table:table-cell>
          <table:table-cell table:formula="of:=[.B4]*POWER(1+[.$I$3];[.$I$4])-[.B4]" office:value-type="currency" office:currency="USD" office:value="5425.58004400015" calcext:value-type="currency">
            <text:p>$5,425.58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4]-[.E4]" office:value-type="currency" office:currency="USD" office:value="212500" calcext:value-type="currency">
            <text:p>$212,500.00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F4]" office:value-type="currency" office:currency="USD" office:value="212500" calcext:value-type="currency">
            <text:p>$212,500.00</text:p>
          </table:table-cell>
          <table:table-cell table:formula="of:=[.E5]+[.D5]" office:value-type="currency" office:currency="USD" office:value="17624.1589304446" calcext:value-type="currency">
            <text:p>$17,624.16</text:p>
          </table:table-cell>
          <table:table-cell table:formula="of:=[.B5]*POWER(1+[.$I$3];[.$I$4])-[.B5]" office:value-type="currency" office:currency="USD" office:value="5124.1589304446" calcext:value-type="currency">
            <text:p>$5,124.16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5]-[.E5]" office:value-type="currency" office:currency="USD" office:value="200000" calcext:value-type="currency">
            <text:p>$200,000.00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F5]" office:value-type="currency" office:currency="USD" office:value="200000" calcext:value-type="currency">
            <text:p>$200,000.00</text:p>
          </table:table-cell>
          <table:table-cell table:formula="of:=[.E6]+[.D6]" office:value-type="currency" office:currency="USD" office:value="17322.737816889" calcext:value-type="currency">
            <text:p>$17,322.74</text:p>
          </table:table-cell>
          <table:table-cell table:formula="of:=[.B6]*POWER(1+[.$I$3];[.$I$4])-[.B6]" office:value-type="currency" office:currency="USD" office:value="4822.73781688901" calcext:value-type="currency">
            <text:p>$4,822.74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6]-[.E6]" office:value-type="currency" office:currency="USD" office:value="187500" calcext:value-type="currency">
            <text:p>$187,500.00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F6]" office:value-type="currency" office:currency="USD" office:value="187500" calcext:value-type="currency">
            <text:p>$187,500.00</text:p>
          </table:table-cell>
          <table:table-cell table:formula="of:=[.E7]+[.D7]" office:value-type="currency" office:currency="USD" office:value="17021.3167033335" calcext:value-type="currency">
            <text:p>$17,021.32</text:p>
          </table:table-cell>
          <table:table-cell table:formula="of:=[.B7]*POWER(1+[.$I$3];[.$I$4])-[.B7]" office:value-type="currency" office:currency="USD" office:value="4521.31670333346" calcext:value-type="currency">
            <text:p>$4,521.32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7]-[.E7]" office:value-type="currency" office:currency="USD" office:value="175000" calcext:value-type="currency">
            <text:p>$175,000.00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F7]" office:value-type="currency" office:currency="USD" office:value="175000" calcext:value-type="currency">
            <text:p>$175,000.00</text:p>
          </table:table-cell>
          <table:table-cell table:formula="of:=[.E8]+[.D8]" office:value-type="currency" office:currency="USD" office:value="16719.8955897779" calcext:value-type="currency">
            <text:p>$16,719.90</text:p>
          </table:table-cell>
          <table:table-cell table:formula="of:=[.B8]*POWER(1+[.$I$3];[.$I$4])-[.B8]" office:value-type="currency" office:currency="USD" office:value="4219.89558977791" calcext:value-type="currency">
            <text:p>$4,219.90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8]-[.E8]" office:value-type="currency" office:currency="USD" office:value="162500" calcext:value-type="currency">
            <text:p>$162,500.0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F8]" office:value-type="currency" office:currency="USD" office:value="162500" calcext:value-type="currency">
            <text:p>$162,500.00</text:p>
          </table:table-cell>
          <table:table-cell table:formula="of:=[.E9]+[.D9]" office:value-type="currency" office:currency="USD" office:value="16418.4744762223" calcext:value-type="currency">
            <text:p>$16,418.47</text:p>
          </table:table-cell>
          <table:table-cell table:formula="of:=[.B9]*POWER(1+[.$I$3];[.$I$4])-[.B9]" office:value-type="currency" office:currency="USD" office:value="3918.47447622233" calcext:value-type="currency">
            <text:p>$3,918.47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9]-[.E9]" office:value-type="currency" office:currency="USD" office:value="150000" calcext:value-type="currency">
            <text:p>$150,000.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F9]" office:value-type="currency" office:currency="USD" office:value="150000" calcext:value-type="currency">
            <text:p>$150,000.00</text:p>
          </table:table-cell>
          <table:table-cell table:formula="of:=[.E10]+[.D10]" office:value-type="currency" office:currency="USD" office:value="16117.0533626668" calcext:value-type="currency">
            <text:p>$16,117.05</text:p>
          </table:table-cell>
          <table:table-cell table:formula="of:=[.B10]*POWER(1+[.$I$3];[.$I$4])-[.B10]" office:value-type="currency" office:currency="USD" office:value="3617.05336266677" calcext:value-type="currency">
            <text:p>$3,617.05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0]-[.E10]" office:value-type="currency" office:currency="USD" office:value="137500" calcext:value-type="currency">
            <text:p>$137,500.00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F10]" office:value-type="currency" office:currency="USD" office:value="137500" calcext:value-type="currency">
            <text:p>$137,500.00</text:p>
          </table:table-cell>
          <table:table-cell table:formula="of:=[.E11]+[.D11]" office:value-type="currency" office:currency="USD" office:value="15815.6322491112" calcext:value-type="currency">
            <text:p>$15,815.63</text:p>
          </table:table-cell>
          <table:table-cell table:formula="of:=[.B11]*POWER(1+[.$I$3];[.$I$4])-[.B11]" office:value-type="currency" office:currency="USD" office:value="3315.63224911119" calcext:value-type="currency">
            <text:p>$3,315.63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1]-[.E11]" office:value-type="currency" office:currency="USD" office:value="125000" calcext:value-type="currency">
            <text:p>$125,000.00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F11]" office:value-type="currency" office:currency="USD" office:value="125000" calcext:value-type="currency">
            <text:p>$125,000.00</text:p>
          </table:table-cell>
          <table:table-cell table:formula="of:=[.E12]+[.D12]" office:value-type="currency" office:currency="USD" office:value="15514.2111355556" calcext:value-type="currency">
            <text:p>$15,514.21</text:p>
          </table:table-cell>
          <table:table-cell table:formula="of:=[.B12]*POWER(1+[.$I$3];[.$I$4])-[.B12]" office:value-type="currency" office:currency="USD" office:value="3014.21113555564" calcext:value-type="currency">
            <text:p>$3,014.21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2]-[.E12]" office:value-type="currency" office:currency="USD" office:value="112500" calcext:value-type="currency">
            <text:p>$112,500.00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F12]" office:value-type="currency" office:currency="USD" office:value="112500" calcext:value-type="currency">
            <text:p>$112,500.00</text:p>
          </table:table-cell>
          <table:table-cell table:formula="of:=[.E13]+[.D13]" office:value-type="currency" office:currency="USD" office:value="15212.7900220001" calcext:value-type="currency">
            <text:p>$15,212.79</text:p>
          </table:table-cell>
          <table:table-cell table:formula="of:=[.B13]*POWER(1+[.$I$3];[.$I$4])-[.B13]" office:value-type="currency" office:currency="USD" office:value="2712.79002200007" calcext:value-type="currency">
            <text:p>$2,712.79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3]-[.E13]" office:value-type="currency" office:currency="USD" office:value="100000" calcext:value-type="currency">
            <text:p>$100,000.00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F13]" office:value-type="currency" office:currency="USD" office:value="100000" calcext:value-type="currency">
            <text:p>$100,000.00</text:p>
          </table:table-cell>
          <table:table-cell table:formula="of:=[.E14]+[.D14]" office:value-type="currency" office:currency="USD" office:value="14911.3689084445" calcext:value-type="currency">
            <text:p>$14,911.37</text:p>
          </table:table-cell>
          <table:table-cell table:formula="of:=[.B14]*POWER(1+[.$I$3];[.$I$4])-[.B14]" office:value-type="currency" office:currency="USD" office:value="2411.36890844451" calcext:value-type="currency">
            <text:p>$2,411.37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4]-[.E14]" office:value-type="currency" office:currency="USD" office:value="87500" calcext:value-type="currency">
            <text:p>$87,500.00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F14]" office:value-type="currency" office:currency="USD" office:value="87500" calcext:value-type="currency">
            <text:p>$87,500.00</text:p>
          </table:table-cell>
          <table:table-cell table:formula="of:=[.E15]+[.D15]" office:value-type="currency" office:currency="USD" office:value="14609.947794889" calcext:value-type="currency">
            <text:p>$14,609.95</text:p>
          </table:table-cell>
          <table:table-cell table:formula="of:=[.B15]*POWER(1+[.$I$3];[.$I$4])-[.B15]" office:value-type="currency" office:currency="USD" office:value="2109.94779488895" calcext:value-type="currency">
            <text:p>$2,109.95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5]-[.E15]" office:value-type="currency" office:currency="USD" office:value="75000" calcext:value-type="currency">
            <text:p>$75,000.00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F15]" office:value-type="currency" office:currency="USD" office:value="75000" calcext:value-type="currency">
            <text:p>$75,000.00</text:p>
          </table:table-cell>
          <table:table-cell table:formula="of:=[.E16]+[.D16]" office:value-type="currency" office:currency="USD" office:value="14308.5266813334" calcext:value-type="currency">
            <text:p>$14,308.53</text:p>
          </table:table-cell>
          <table:table-cell table:formula="of:=[.B16]*POWER(1+[.$I$3];[.$I$4])-[.B16]" office:value-type="currency" office:currency="USD" office:value="1808.52668133339" calcext:value-type="currency">
            <text:p>$1,808.53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6]-[.E16]" office:value-type="currency" office:currency="USD" office:value="62500" calcext:value-type="currency">
            <text:p>$62,500.00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F16]" office:value-type="currency" office:currency="USD" office:value="62500" calcext:value-type="currency">
            <text:p>$62,500.00</text:p>
          </table:table-cell>
          <table:table-cell table:formula="of:=[.E17]+[.D17]" office:value-type="currency" office:currency="USD" office:value="14007.1055677778" calcext:value-type="currency">
            <text:p>$14,007.11</text:p>
          </table:table-cell>
          <table:table-cell table:formula="of:=[.B17]*POWER(1+[.$I$3];[.$I$4])-[.B17]" office:value-type="currency" office:currency="USD" office:value="1507.10556777782" calcext:value-type="currency">
            <text:p>$1,507.11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7]-[.E17]" office:value-type="currency" office:currency="USD" office:value="50000" calcext:value-type="currency">
            <text:p>$50,000.00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F17]" office:value-type="currency" office:currency="USD" office:value="50000" calcext:value-type="currency">
            <text:p>$50,000.00</text:p>
          </table:table-cell>
          <table:table-cell table:formula="of:=[.E18]+[.D18]" office:value-type="currency" office:currency="USD" office:value="13705.6844542223" calcext:value-type="currency">
            <text:p>$13,705.68</text:p>
          </table:table-cell>
          <table:table-cell table:formula="of:=[.B18]*POWER(1+[.$I$3];[.$I$4])-[.B18]" office:value-type="currency" office:currency="USD" office:value="1205.68445422225" calcext:value-type="currency">
            <text:p>$1,205.68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8]-[.E18]" office:value-type="currency" office:currency="USD" office:value="37500" calcext:value-type="currency">
            <text:p>$37,500.00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F18]" office:value-type="currency" office:currency="USD" office:value="37500" calcext:value-type="currency">
            <text:p>$37,500.00</text:p>
          </table:table-cell>
          <table:table-cell table:formula="of:=[.E19]+[.D19]" office:value-type="currency" office:currency="USD" office:value="13404.2633406667" calcext:value-type="currency">
            <text:p>$13,404.26</text:p>
          </table:table-cell>
          <table:table-cell table:formula="of:=[.B19]*POWER(1+[.$I$3];[.$I$4])-[.B19]" office:value-type="currency" office:currency="USD" office:value="904.263340666694" calcext:value-type="currency">
            <text:p>$904.26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19]-[.E19]" office:value-type="currency" office:currency="USD" office:value="25000" calcext:value-type="currency">
            <text:p>$25,000.00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F19]" office:value-type="currency" office:currency="USD" office:value="25000" calcext:value-type="currency">
            <text:p>$25,000.00</text:p>
          </table:table-cell>
          <table:table-cell table:formula="of:=[.E20]+[.D20]" office:value-type="currency" office:currency="USD" office:value="13102.8422271111" calcext:value-type="currency">
            <text:p>$13,102.84</text:p>
          </table:table-cell>
          <table:table-cell table:formula="of:=[.B20]*POWER(1+[.$I$3];[.$I$4])-[.B20]" office:value-type="currency" office:currency="USD" office:value="602.842227111127" calcext:value-type="currency">
            <text:p>$602.84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0]-[.E20]" office:value-type="currency" office:currency="USD" office:value="12500" calcext:value-type="currency">
            <text:p>$12,500.00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F20]" office:value-type="currency" office:currency="USD" office:value="12500" calcext:value-type="currency">
            <text:p>$12,500.00</text:p>
          </table:table-cell>
          <table:table-cell table:formula="of:=[.E21]+[.D21]" office:value-type="currency" office:currency="USD" office:value="12801.4211135556" calcext:value-type="currency">
            <text:p>$12,801.42</text:p>
          </table:table-cell>
          <table:table-cell table:formula="of:=[.B21]*POWER(1+[.$I$3];[.$I$4])-[.B21]" office:value-type="currency" office:currency="USD" office:value="301.421113555563" calcext:value-type="currency">
            <text:p>$301.42</text:p>
          </table:table-cell>
          <table:table-cell table:formula="of:=[.$B$2]/[.$I$2]" office:value-type="currency" office:currency="USD" office:value="12500" calcext:value-type="currency">
            <text:p>$12,500.00</text:p>
          </table:table-cell>
          <table:table-cell table:formula="of:=[.B21]-[.E21]" office:value-type="currency" office:currency="USD" office:value="0" calcext:value-type="currency">
            <text:p>$0.00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/>
          <table:table-cell table:formula="of:=[.B2]" office:value-type="currency" office:currency="USD" office:value="250000" calcext:value-type="currency">
            <text:p>$250,000.00</text:p>
          </table:table-cell>
          <table:table-cell table:formula="of:=SUM([.C2:.C21])" office:value-type="currency" office:currency="USD" office:value="313298.433846668" calcext:value-type="currency">
            <text:p>$313,298.43</text:p>
          </table:table-cell>
          <table:table-cell table:style-name="Default"/>
          <table:table-cell table:formula="of:=[.C23]-[.B23]" office:value-type="currency" office:currency="USD" office:value="63298.4338466684" calcext:value-type="currency">
            <text:p>$63,298.43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3:59:32.129660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9:32:33.497501071</meta:creation-date>
    <dc:date>2016-12-13T00:55:26.715447643</dc:date>
    <meta:editing-duration>PT36M47S</meta:editing-duration>
    <meta:editing-cycles>2</meta:editing-cycles>
    <meta:generator>LibreOffice/5.1.4.2$Linux_X86_64 LibreOffice_project/10m0$Build-2</meta:generator>
    <meta:document-statistic meta:table-count="1" meta:cell-count="135" meta:object-count="0"/>
  </office:meta>
</office:document-meta>
</file>